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paragraph-rsid="00045118"/>
    </style:style>
    <style:style style:name="P2" style:family="paragraph" style:parent-style-name="Text_20_body">
      <style:paragraph-properties fo:margin-left="0in" fo:margin-right="0in" fo:margin-top="0in" fo:margin-bottom="0.1665in" style:contextual-spacing="false" fo:text-indent="0in" style:auto-text-indent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2">
      <style:text-properties officeooo:paragraph-rsid="00035edc"/>
    </style:style>
    <style:style style:name="P6" style:family="paragraph" style:parent-style-name="Text_20_body">
      <style:paragraph-properties fo:margin-left="0in" fo:margin-right="0in" fo:margin-top="0in" fo:margin-bottom="0.1665in" style:contextual-spacing="false" fo:text-indent="0in" style:auto-text-indent="false"/>
      <style:text-properties officeooo:paragraph-rsid="00021d72"/>
    </style:style>
    <style:style style:name="P7" style:family="paragraph" style:parent-style-name="Text_20_body" style:list-style-name="">
      <style:paragraph-properties fo:line-height="115%"/>
    </style:style>
    <style:style style:name="T1" style:family="text">
      <style:text-properties officeooo:rsid="00045118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what-might-your-next-reinvention-journey-be"/>What Might Your Next Reinvention Journey Be?</text:h>
      <text:p text:style-name="P2">After mapping out my past reinvention experiences, I can explore potential future reinventions by asking myself the following questions:</text:p>
      <text:list text:style-name="L1">
        <text:list-item>
          <text:p text:style-name="P3"><text:s/>What areas of my life are calling for further growth, development, or reinvention at this stage?</text:p>
        </text:list-item>
      </text:list>
      <text:p text:style-name="P2"><text:span text:style-name="Emphasis">List as richly as possible, all the areas of your life that you feel the desire to reinvent or improve.</text:span></text:p>
      <text:p text:style-name="P2"><text:span text:style-name="Emphasis"/></text:p>
      <text:p text:style-name="P2"><text:span text:style-name="Emphasis"/></text:p>
      <text:p text:style-name="P2"><text:span text:style-name="Emphasis"/></text:p>
      <text:p text:style-name="P2"><text:span text:style-name="Emphasis"/></text:p>
      <text:p text:style-name="P2"><text:span text:style-name="Emphasis"/></text:p>
      <text:list text:style-name="L2">
        <text:list-item>
          <text:p text:style-name="P4"><text:s/>How can I leverage the skills, insights, and strengths gained from past experiences to fuel my next reinvention journey?</text:p>
        </text:list-item>
      </text:list>
      <text:p text:style-name="P2"><text:span text:style-name="Emphasis">List as skillfully as possible, all the skills, insights, and strengths you have gained from past experiences.</text:span></text:p>
      <text:p text:style-name="P6"><text:span text:style-name="Emphasis"/></text:p>
      <text:p text:style-name="P6"><text:span text:style-name="Emphasis"/></text:p>
      <text:p text:style-name="P6"><text:span text:style-name="Emphasis"/></text:p>
      <text:p text:style-name="P6"><text:span text:style-name="Emphasis"/></text:p>
      <text:list text:continue-numbering="true" text:style-name="L2">
        <text:list-item>
          <text:p text:style-name="P4"><text:s/>Are there recurring patterns or themes in my past reinventions that can guide me towards new opportunities for personal and professional growth?</text:p>
        </text:list-item>
      </text:list>
      <text:p text:style-name="P2"><text:span text:style-name="Emphasis">List as vividly as possible, all the recurring patterns or themes in your past reinventions.</text:span></text:p>
      <text:p text:style-name="P6"><text:span text:style-name="Emphasis"/></text:p>
      <text:p text:style-name="P6"><text:span text:style-name="Emphasis"/></text:p>
      <text:p text:style-name="P6"><text:span text:style-name="Emphasis"/></text:p>
      <text:p text:style-name="P6"><text:span text:style-name="Emphasis"/></text:p>
      <text:p text:style-name="P7"><text:soft-page-break/></text:p>
      <text:list text:continue-numbering="true" text:style-name="L2">
        <text:list-item>
          <text:p text:style-name="P4"><text:s/>What new goals, challenges, or aspirations do I want to pursue in my next phase of self-discovery and transformation?</text:p>
        </text:list-item>
      </text:list>
      <text:p text:style-name="P2"><text:span text:style-name="Emphasis">List as imaginatively as possible, all the new goals, challenges, or aspirations you want to pursue in your next phase of self-discovery and transformation.</text:span></text:p>
      <text:p text:style-name="P6"><text:span text:style-name="Emphasis"/></text:p>
      <text:p text:style-name="P6"><text:span text:style-name="Emphasis"/></text:p>
      <text:p text:style-name="P6"><text:span text:style-name="Emphasis"/></text:p>
      <text:p text:style-name="P6"><text:span text:style-name="Emphasis"/></text:p>
      <text:p text:style-name="P6"><text:span text:style-name="Emphasis"/></text:p>
      <text:p text:style-name="P6"><text:span text:style-name="Emphasis"/></text:p>
      <text:list text:continue-numbering="true" text:style-name="L2">
        <text:list-item>
          <text:p text:style-name="P5">How can I align my future reinvention journeys with my core values, passions, and vision for a fulfilling and purposeful life?</text:p>
        </text:list-item>
      </text:list>
      <text:p text:style-name="P2"><text:span text:style-name="Emphasis">List as wisely as possible, all the core values, passions, and vision for a fulfilling and purposeful life you want to align your future reinvention journeys with.</text:span></text:p>
      <text:p text:style-name="P6"><text:span text:style-name="Emphasis"/></text:p>
      <text:p text:style-name="P6"><text:span text:style-name="Emphasis"/></text:p>
      <text:p text:style-name="P6"><text:span text:style-name="Emphasis"/></text:p>
      <text:p text:style-name="P6"><text:span text:style-name="Emphasis"/></text:p>
      <text:p text:style-name="P6"><text:span text:style-name="Emphasis"/></text:p>
      <text:p text:style-name="P6">By reflecting on my past reinventions, identifying patterns, and exploring new possibilities for growth and transformation, I can continue to evolve and shape my personal myth and Superstory in alignment with my values and aspiration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972in" style:contextual-spacing="false" fo:line-height="115%" fo:text-indent="0in" style:auto-text-indent="fals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paragraph-rsid="00045118"/>
    </style:style>
    <style:style style:name="MT1" style:family="text">
      <style:text-properties officeooo:rsid="0004511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title>Eben Pagan Reinvent - What Might Your Next Reinvention Journey Be?</text:title><text:tab/><text:span text:style-name="MT1">Page </text:span><text:bookmark-start text:name="PageNumWizard_FOOTER_Default Page Style1"/><text:span text:style-name="MT1"><text:page-number text:select-page="current">2</text:page-number></text:span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eorge Lerner</meta:initial-creator>
    <meta:creation-date>2025-05-14T18:35:05.147754963</meta:creation-date>
    <dc:date>2025-05-14T19:03:12.920698485</dc:date>
    <dc:creator>George Lerner</dc:creator>
    <meta:editing-duration>PT28M7S</meta:editing-duration>
    <meta:editing-cycles>3</meta:editing-cycles>
    <meta:generator>LibreOffice/24.2.0.3$Linux_X86_64 LibreOffice_project/da48488a73ddd66ea24cf16bbc4f7b9c08e9bea1</meta:generator>
    <meta:print-date>2025-05-14T19:03:22.649765975</meta:print-date>
    <meta:printed-by>PDF files: George Lerner</meta:printed-by>
    <dc:title>Eben Pagan Reinvent - What Might Your Next Reinvention Journey Be?</dc:title>
    <meta:document-statistic meta:table-count="0" meta:image-count="0" meta:object-count="0" meta:page-count="2" meta:paragraph-count="14" meta:word-count="279" meta:character-count="1724" meta:non-whitespace-character-count="1460"/>
  </office:meta>
</office:document-meta>
</file>